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Motor 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ms</text:p>
          </table:table-cell>
          <table:table-cell office:value-type="string" calcext:value-type="string">
            <text:p>10ms</text:p>
          </table:table-cell>
          <table:table-cell office:value-type="string" calcext:value-type="string">
            <text:p>100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ja(31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(6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ta(127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Baja(-31)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Media(-63)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95" calcext:value-type="float">
            <text:p>-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Alta(-127)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15" calcext:value-type="float">
            <text:p>-11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otor B (Izq)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ms</text:p>
          </table:table-cell>
          <table:table-cell office:value-type="string" calcext:value-type="string">
            <text:p>10ms</text:p>
          </table:table-cell>
          <table:table-cell office:value-type="string" calcext:value-type="string">
            <text:p>100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ja(31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(63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ta(127)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Baja(-31)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62" calcext:value-type="float">
            <text:p>-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Media(-63)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97" calcext:value-type="float">
            <text:p>-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Alta(-127)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16" calcext:value-type="float">
            <text:p>-11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El de 100[ms] porque nos ofrece mayor resolución, por ende, podemos ser más precisos y exactos a la hora de calcular la velocidad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3:06:21.392056361</meta:creation-date>
    <dc:date>2019-03-09T13:59:51.216877934</dc:date>
    <meta:editing-duration>PT7M29S</meta:editing-duration>
    <meta:editing-cycles>1</meta:editing-cycles>
    <meta:document-statistic meta:table-count="1" meta:cell-count="57" meta:object-count="0"/>
    <meta:generator>LibreOffice/4.2.8.2$Linux_X86_64 LibreOffice_project/420m0$Build-2</meta:generator>
  </office:meta>
</office:document-meta>
</file>